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Lucida Sans2" svg:font-family="'Lucida Sans'" style:font-family-generic="swiss"/>
    <style:font-face style:name="Courier New" svg:font-family="'Courier New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896in" fo:margin-left="-0.0688in" table:align="left" style:writing-mode="lr-tb"/>
    </style:style>
    <style:style style:name="Table1.A" style:family="table-column">
      <style:table-column-properties style:column-width="0.8993in"/>
    </style:style>
    <style:style style:name="Table1.B" style:family="table-column">
      <style:table-column-properties style:column-width="0.0382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0.6285in"/>
    </style:style>
    <style:style style:name="Table1.E" style:family="table-column">
      <style:table-column-properties style:column-width="1.3715in"/>
    </style:style>
    <style:style style:name="Table1.F" style:family="table-column">
      <style:table-column-properties style:column-width="0.1833in"/>
    </style:style>
    <style:style style:name="Table1.G" style:family="table-column">
      <style:table-column-properties style:column-width="0.1951in"/>
    </style:style>
    <style:style style:name="Table1.H" style:family="table-column">
      <style:table-column-properties style:column-width="0.0549in"/>
    </style:style>
    <style:style style:name="Table1.I" style:family="table-column">
      <style:table-column-properties style:column-width="0.3222in"/>
    </style:style>
    <style:style style:name="Table1.J" style:family="table-column">
      <style:table-column-properties style:column-width="0.184in"/>
    </style:style>
    <style:style style:name="Table1.K" style:family="table-column">
      <style:table-column-properties style:column-width="1in"/>
    </style:style>
    <style:style style:name="Table1.1" style:family="table-row">
      <style:table-row-properties style:min-row-height="0.878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938in" fo:keep-together="auto"/>
    </style:style>
    <style:style style:name="Table1.14" style:family="table-row">
      <style:table-row-properties style:min-row-height="0.0771in"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style:min-row-height="0.2215in" fo:keep-together="auto"/>
    </style:style>
    <style:style style:name="Table1.4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text-transform="uppercase" fo:font-size="11pt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officeooo:paragraph-rsid="000369a9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officeooo:paragraph-rsid="0008b480" style:font-size-asian="11pt" style:font-size-complex="11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1pt" officeooo:paragraph-rsid="0002a713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rsid="0009940e" officeooo:paragraph-rsid="0009940e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officeooo:rsid="000bc5ee" officeooo:paragraph-rsid="000bc5ee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1pt" fo:font-weight="bold" officeooo:rsid="000369a9" officeooo:paragraph-rsid="000369a9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style="italic" style:font-size-asian="11pt" style:font-style-asian="italic" style:font-size-complex="11pt"/>
    </style:style>
    <style:style style:name="P14" style:family="paragraph" style:parent-style-name="Standard">
      <style:text-properties fo:font-size="11pt" fo:font-style="italic" officeooo:paragraph-rsid="00025079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ize="11pt" fo:font-style="italic" officeooo:paragraph-rsid="000369a9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size="11pt" fo:font-style="italic" officeooo:paragraph-rsid="000369a9" style:font-size-asian="11pt" style:font-style-asian="italic" style:font-size-complex="11pt" style:language-complex="en" style:country-complex="US"/>
    </style:style>
    <style:style style:name="P17" style:family="paragraph" style:parent-style-name="Standard">
      <style:paragraph-properties style:snap-to-layout-grid="false"/>
      <style:text-properties fo:font-size="11pt" fo:font-style="italic" style:text-underline-style="none" officeooo:rsid="001056dd" officeooo:paragraph-rsid="001056dd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style:snap-to-layout-grid="false"/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Standard">
      <style:text-properties fo:color="#000000" loext:opacity="100%" fo:font-size="11pt" fo:letter-spacing="0.0016in" style:font-size-asian="11pt" style:font-size-complex="11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6pt" style:font-size-asian="6pt" style:font-size-complex="6pt"/>
    </style:style>
    <style:style style:name="P24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25" style:family="paragraph" style:parent-style-name="Standard">
      <style:paragraph-properties fo:text-align="end" style:justify-single-word="false" style:snap-to-layout-grid="false"/>
      <style:text-properties fo:font-size="6pt" style:font-size-asian="6pt" style:font-size-complex="6pt"/>
    </style:style>
    <style:style style:name="P26" style:family="paragraph" style:parent-style-name="Standard">
      <style:text-properties officeooo:paragraph-rsid="000369a9"/>
    </style:style>
    <style:style style:name="P27" style:family="paragraph" style:parent-style-name="Standard">
      <style:paragraph-properties fo:text-align="justify" style:justify-single-word="false" style:snap-to-layout-grid="false"/>
      <style:text-properties fo:font-size="8pt" style:font-size-asian="7pt" style:font-size-complex="8pt"/>
    </style:style>
    <style:style style:name="P28" style:family="paragraph" style:parent-style-name="Standard">
      <style:paragraph-properties style:snap-to-layout-grid="false"/>
      <style:text-properties fo:font-size="8pt" style:font-size-asian="7pt" style:font-size-complex="8pt"/>
    </style:style>
    <style:style style:name="P29" style:family="paragraph" style:parent-style-name="Standard">
      <style:paragraph-properties fo:text-align="start" style:justify-single-word="false" style:snap-to-layout-grid="false"/>
      <style:text-properties fo:font-size="8pt" officeooo:rsid="000d4c6c" officeooo:paragraph-rsid="000d4c6c" style:font-size-asian="7pt" style:font-size-complex="8pt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italic" officeooo:rsid="00025079" officeooo:paragraph-rsid="00025079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normal" style:font-size-asian="11pt" style:font-style-asian="normal" style:font-size-complex="11pt" style:font-style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officeooo:paragraph-rsid="00025079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11pt" style:font-size-asian="11pt" style:font-size-complex="11pt" style:font-weight-complex="bold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style:font-size-asian="11pt" style:font-size-complex="11pt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officeooo:paragraph-rsid="000369a9" style:font-size-asian="11pt" style:font-size-complex="11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1pt" officeooo:rsid="00061266" officeooo:paragraph-rsid="00061266" style:font-size-asian="11pt" style:font-size-complex="11pt"/>
    </style:style>
    <style:style style:name="P42" style:family="paragraph" style:parent-style-name="Standard">
      <style:text-properties fo:font-size="11pt" fo:font-style="italic" style:font-size-asian="11pt" style:font-style-asian="italic" style:font-size-complex="11pt"/>
    </style:style>
    <style:style style:name="P43" style:family="paragraph" style:parent-style-name="Standard">
      <style:paragraph-properties style:snap-to-layout-grid="false"/>
      <style:text-properties fo:font-size="11pt" fo:font-style="italic" officeooo:rsid="001056dd" officeooo:paragraph-rsid="001ce95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text-align="center" style:justify-single-word="false"/>
      <style:text-properties fo:font-size="11pt" fo:font-weight="bold" officeooo:rsid="00206be5" officeooo:paragraph-rsid="00206be5" style:font-size-asian="11pt" style:font-weight-asian="bold" style:font-size-complex="11pt" style:font-weight-complex="bold"/>
    </style:style>
    <style:style style:name="P45" style:family="paragraph" style:parent-style-name="Standard">
      <style:text-properties officeooo:paragraph-rsid="000faf03"/>
    </style:style>
    <style:style style:name="P46" style:family="paragraph" style:parent-style-name="Standard">
      <style:paragraph-properties fo:text-align="justify" style:justify-single-word="false" style:snap-to-layout-grid="false"/>
    </style:style>
    <style:style style:name="P47" style:family="paragraph" style:parent-style-name="Standard">
      <style:paragraph-properties fo:text-align="end" style:justify-single-word="false" style:snap-to-layout-grid="false"/>
    </style:style>
    <style:style style:name="P48" style:family="paragraph" style:parent-style-name="Standard">
      <style:paragraph-properties style:snap-to-layout-grid="false"/>
    </style:style>
    <style:style style:name="P49" style:family="paragraph" style:parent-style-name="Standard">
      <style:paragraph-properties fo:text-align="justify" style:justify-single-word="false" style:snap-to-layout-grid="false"/>
      <style:text-properties fo:font-size="8pt" style:font-size-asian="7pt" style:font-size-complex="8pt"/>
    </style:style>
    <style:style style:name="P50" style:family="paragraph" style:parent-style-name="Standard">
      <style:text-properties officeooo:paragraph-rsid="00123df9"/>
    </style:style>
    <style:style style:name="P51" style:family="paragraph" style:parent-style-name="Standard">
      <style:paragraph-properties fo:text-align="center" style:justify-single-word="false"/>
      <style:text-properties officeooo:paragraph-rsid="001b0628"/>
    </style:style>
    <style:style style:name="P52" style:family="paragraph" style:parent-style-name="Standard">
      <style:paragraph-properties fo:text-align="center" style:justify-single-word="false"/>
      <style:text-properties officeooo:rsid="00206be5" officeooo:paragraph-rsid="00206be5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italic" style:font-size-asian="11pt" style:font-style-asian="italic" style:font-size-complex="11pt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1752in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11pt" style:font-size-asian="11pt" style:font-size-complex="11pt" style:font-weight-complex="bold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8pt" style:font-size-asian="7pt" style:font-size-complex="8pt" style:font-weight-complex="bold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-0.1252in" fo:margin-right="0in" fo:text-align="end" style:justify-single-word="false" fo:orphans="2" fo:widows="2" fo:text-indent="-0.1866in" style:auto-text-indent="false" style:writing-mode="lr-tb"/>
      <style:text-properties fo:font-size="11pt" style:font-size-asian="11pt" style:font-size-complex="11pt"/>
    </style:style>
    <style:style style:name="P58" style:family="paragraph" style:parent-style-name="Standard">
      <style:paragraph-properties fo:margin-left="-0.1252in" fo:margin-right="0in" fo:text-align="end" style:justify-single-word="false" fo:orphans="2" fo:widows="2" fo:text-indent="-0.1866in" style:auto-text-indent="false" style:writing-mode="lr-tb"/>
      <style:text-properties fo:font-size="11pt" officeooo:paragraph-rsid="00206be5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language-complex="en" style:country-complex="US"/>
    </style:style>
    <style:style style:name="T3" style:family="text">
      <style:text-properties fo:font-size="11pt" officeooo:rsid="000e204d" style:font-size-asian="11pt" style:font-size-complex="11pt" style:language-complex="en" style:country-complex="US"/>
    </style:style>
    <style:style style:name="T4" style:family="text">
      <style:text-properties fo:font-size="11pt" officeooo:rsid="000faf03" style:font-size-asian="11pt" style:font-size-complex="11pt" style:language-complex="en" style:country-complex="US"/>
    </style:style>
    <style:style style:name="T5" style:family="text">
      <style:text-properties fo:font-size="11pt" officeooo:rsid="0015603e" style:font-size-asian="11pt" style:font-size-complex="11pt" style:language-complex="en" style:country-complex="US"/>
    </style:style>
    <style:style style:name="T6" style:family="text">
      <style:text-properties fo:font-size="11pt" officeooo:rsid="000369a9" style:font-size-asian="11pt" style:font-size-complex="11pt"/>
    </style:style>
    <style:style style:name="T7" style:family="text">
      <style:text-properties fo:font-size="11pt" officeooo:rsid="000b6156" style:font-size-asian="11pt" style:font-size-complex="11pt"/>
    </style:style>
    <style:style style:name="T8" style:family="text">
      <style:text-properties fo:font-size="11pt" officeooo:rsid="000d4c6c" style:font-size-asian="11pt" style:font-size-complex="11pt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fo:font-size="11pt" fo:font-style="normal" officeooo:rsid="0002bba3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0b6156" style:font-size-asian="11pt" style:font-style-asian="normal" style:font-size-complex="11pt" style:font-style-complex="normal"/>
    </style:style>
    <style:style style:name="T12" style:family="text">
      <style:text-properties fo:font-size="11pt" fo:font-style="normal" officeooo:rsid="0010c2b1" style:font-size-asian="11pt" style:font-style-asian="normal" style:font-size-complex="11pt" style:font-style-complex="normal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fo:font-size="11pt" fo:font-style="italic" fo:font-weight="normal" style:font-size-asian="11pt" style:font-style-asian="italic" style:font-weight-asian="normal" style:font-size-complex="11pt" style:language-complex="en" style:country-complex="US" style:font-weight-complex="normal"/>
    </style:style>
    <style:style style:name="T15" style:family="text">
      <style:text-properties fo:font-size="11pt" fo:font-style="italic" fo:font-weight="normal" officeooo:rsid="000faf03" style:font-size-asian="11pt" style:font-style-asian="italic" style:font-weight-asian="normal" style:font-size-complex="11pt" style:language-complex="en" style:country-complex="US" style:font-weight-complex="normal"/>
    </style:style>
    <style:style style:name="T16" style:family="text">
      <style:text-properties fo:font-size="11pt" fo:font-style="italic" fo:font-weight="normal" officeooo:rsid="0015603e" style:font-size-asian="11pt" style:font-style-asian="italic" style:font-weight-asian="normal" style:font-size-complex="11pt" style:language-complex="en" style:country-complex="US" style:font-weight-complex="normal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size="11pt" fo:font-weight="normal" style:font-size-asian="11pt" style:font-weight-asian="normal" style:font-size-complex="11pt" style:language-complex="en" style:country-complex="US" style:font-weight-complex="normal"/>
    </style:style>
    <style:style style:name="T20" style:family="text">
      <style:text-properties fo:font-size="11pt" fo:font-weight="normal" officeooo:rsid="00123df9" style:font-size-asian="11pt" style:font-weight-asian="normal" style:font-size-complex="11pt" style:language-complex="en" style:country-complex="US" style:font-weight-complex="normal"/>
    </style:style>
    <style:style style:name="T21" style:family="text">
      <style:text-properties fo:color="#00000a" loext:opacity="100%" fo:font-size="11pt" style:font-size-asian="11pt" style:font-size-complex="11pt"/>
    </style:style>
    <style:style style:name="T22" style:family="text">
      <style:text-properties fo:color="#00000a" loext:opacity="100%" fo:font-size="11pt" style:text-underline-style="none" style:font-size-asian="11pt" style:font-size-complex="11pt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fo:color="#000000" loext:opacity="100%" style:font-name="Times New Roman" fo:font-size="11pt" fo:font-style="normal" fo:font-weight="normal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5" style:family="text">
      <style:text-properties style:text-position="super 58%" fo:font-size="11pt" fo:font-style="italic" style:font-size-asian="11pt" style:font-style-asian="italic" style:font-size-complex="11pt"/>
    </style:style>
    <style:style style:name="T26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0faf03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8" style:family="text">
      <style:text-properties officeooo:rsid="00025079"/>
    </style:style>
    <style:style style:name="T29" style:family="text">
      <style:text-properties officeooo:rsid="000369a9"/>
    </style:style>
    <style:style style:name="T30" style:family="text">
      <style:text-properties officeooo:rsid="00061266"/>
    </style:style>
    <style:style style:name="T31" style:family="text">
      <style:text-properties officeooo:rsid="000988e0"/>
    </style:style>
    <style:style style:name="T32" style:family="text">
      <style:text-properties officeooo:rsid="000b6156"/>
    </style:style>
    <style:style style:name="T33" style:family="text">
      <style:text-properties officeooo:rsid="000bb301"/>
    </style:style>
    <style:style style:name="T34" style:family="text">
      <style:text-properties officeooo:rsid="000bc5ee"/>
    </style:style>
    <style:style style:name="T35" style:family="text">
      <style:text-properties officeooo:rsid="000e204d"/>
    </style:style>
    <style:style style:name="T36" style:family="text">
      <style:text-properties officeooo:rsid="000ea4ba"/>
    </style:style>
    <style:style style:name="T37" style:family="text">
      <style:text-properties officeooo:rsid="000faf03"/>
    </style:style>
    <style:style style:name="T38" style:family="text">
      <style:text-properties officeooo:rsid="00105ed0"/>
    </style:style>
    <style:style style:name="T39" style:family="text">
      <style:text-properties officeooo:rsid="00194fb7"/>
    </style:style>
    <style:style style:name="T40" style:family="text">
      <style:text-properties officeooo:rsid="001ec568"/>
    </style:style>
    <style:style style:name="T41" style:family="text">
      <style:text-properties officeooo:rsid="001f1aa7"/>
    </style:style>
    <style:style style:name="T42" style:family="text">
      <style:text-properties style:use-window-font-color="true" loext:opacity="0%" style:font-name="Times New Roman" fo:language="en" fo:country="US" officeooo:rsid="001f1aa7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officeooo:rsid="00206b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1">Brendan Ritter</text:p>
            <text:p text:style-name="P9">381 Highland Ave. Apt 2, Somerville MA 02144</text:p>
            <text:p text:style-name="P51"><text:span text:style-name="T1">703-517-5937 <text:s/></text:span><text:a xlink:type="simple" xlink:href="mailto:bjr224@cornell.edu" text:style-name="Internet_20_link" text:visited-style-name="Visited_20_Internet_20_Link"><text:span text:style-name="Internet_20_link"><text:span text:style-name="T22">b</text:span></text:span></text:a><text:span text:style-name="T21">rendan.ritter@gmail.com</text:span></text:p>
            <text:p text:style-name="P44">www.brendanritter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>Education</text:p>
          </table:table-cell>
          <table:table-cell table:style-name="Table1.A1" table:number-columns-spanned="9" office:value-type="string">
            <text:p text:style-name="P2">CoRNELL TECH at Cornell Univers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New York, NY</text:p>
          </table:table-cell>
        </table:table-row>
        <table:table-row table:style-name="Table1.3">
          <table:table-cell table:style-name="Table1.A1" office:value-type="string">
            <text:p text:style-name="P39">2016 </text:p>
          </table:table-cell>
          <table:table-cell table:style-name="Table1.A1" table:number-columns-spanned="8" office:value-type="string">
            <text:p text:style-name="P3">Master of Engineering in Computer Science - GPA: 3.<text:span text:style-name="T31">46</text:span>/4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4">
          <table:table-cell table:style-name="Table1.A1" office:value-type="string">
            <text:p text:style-name="P23"/>
          </table:table-cell>
          <table:table-cell table:style-name="Table1.A1" table:number-columns-spanned="9" office:value-type="string">
            <text:p text:style-name="P17">Data Science, <text:span text:style-name="T39">Machine Learning, </text:span>Computer vision, Product design, Tech strateg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/>
          </table:table-cell>
        </table:table-row>
        <table:table-row table:style-name="Table1.5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0"/>
          </table:table-cell>
          <table:table-cell table:style-name="Table1.A1" table:number-columns-spanned="9" office:value-type="string">
            <text:p text:style-name="P2">Olin COllege of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Needham, MA</text:p>
          </table:table-cell>
        </table:table-row>
        <table:table-row table:style-name="Table1.7">
          <table:table-cell table:style-name="Table1.A1" office:value-type="string">
            <text:p text:style-name="P39">2015</text:p>
          </table:table-cell>
          <table:table-cell table:style-name="Table1.A1" table:number-columns-spanned="8" office:value-type="string">
            <text:p text:style-name="P3">Bachelor of Science in Engineering with concentration in <text:span text:style-name="T32">C</text:span>omputing - <text:s/>GPA: 3.<text:span text:style-name="T31">56</text:span>/4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8">
          <table:table-cell table:style-name="Table1.A1" office:value-type="string">
            <text:p text:style-name="P24"/>
          </table:table-cell>
          <table:table-cell table:style-name="Table1.A1" table:number-columns-spanned="10" office:value-type="string">
            <text:p text:style-name="P43">Modeling and Simulation, Artificial Intelligence, User Design, Micro and Macro economics <text:span text:style-name="T38">(Wellesley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Skills</text:p>
          </table:table-cell>
          <table:table-cell table:style-name="Table1.A1" table:number-columns-spanned="8" office:value-type="string">
            <text:p text:style-name="P2">Tools, Languages and PROFICIENC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9" office:value-type="string">
            <text:p text:style-name="P30"><text:span text:style-name="T1">Front and Backend Development, </text:span><text:span text:style-name="T7">Computational Modeling</text:span><text:span text:style-name="T1">, User Oriented Design, Pr</text:span><text:bookmark text:name="_GoBack"/><text:span text:style-name="T1">oduct Design, CA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table:number-columns-spanned="9" office:value-type="string">
            <text:p text:style-name="P7">Very strong proficiency in: Java, Python, Javascript &amp; Re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20"/>
          </table:table-cell>
          <table:table-cell table:style-name="Table1.A1" table:number-columns-spanned="10" office:value-type="string">
            <text:p text:style-name="Standard"><text:span text:style-name="T11"><text:s/>E</text:span><text:span text:style-name="T9">xperience in: C#, C/C++, Matlab, </text:span><text:span text:style-name="T23">Ocaml/SML/lisp, SolidWork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1">Experience</text:p>
          </table:table-cell>
          <table:table-cell table:style-name="Table1.A1" table:number-columns-spanned="2" office:value-type="string">
            <text:p text:style-name="P3">RAYTHEON / BBN <text:span text:style-name="T33">Technologies</text:span></text:p>
          </table:table-cell>
          <table:covered-table-cell/>
          <table:table-cell table:style-name="Table1.A1" table:number-columns-spanned="7" office:value-type="string">
            <text:p text:style-name="P15">Scientist <text:span text:style-name="T33">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Cambridge, MA</text:p>
          </table:table-cell>
        </table:table-row>
        <table:table-row table:style-name="Table1.16">
          <table:table-cell table:style-name="Table1.A1" table:number-rows-spanned="6" office:value-type="string">
            <text:p text:style-name="P8"/>
            <text:p text:style-name="P8"/>
            <text:p text:style-name="P10">2016-<text:span text:style-name="T42">2021</text:span></text:p>
          </table:table-cell>
          <table:table-cell table:style-name="Table1.A1" table:number-columns-spanned="10" office:value-type="string">
            <text:p text:style-name="Standard"><text:span text:style-name="T9">Developed user-centered logistics </text:span><text:span text:style-name="T10">programs</text:span><text:span text:style-name="T9"> for USTRANSCOM </text:span><text:span text:style-name="T12">and OSD CAPE (pentagon)</text:span><text:span text:style-name="T9">, </text:span><text:span text:style-name="T12">both personally and in a team of up to ten. Collaborated with Git. </text:span><text:span text:style-name="T9"><text:s/>Conducted the following work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1" table:number-columns-spanned="3" office:value-type="string">
            <text:p text:style-name="P35">-<text:span text:style-name="T40">Search, scheduling and Algorithmic Optimization 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53">-Development of Logistics Engines (Java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A1" table:number-columns-spanned="3" office:value-type="string">
            <text:p text:style-name="P34">-Hiring <text:span text:style-name="T28">(T</text:span>echnical and nontechnical<text:span text:style-name="T28">)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13">-Gui and Map Design (React and Java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A1" table:number-columns-spanned="3" office:value-type="string">
            <text:p text:style-name="P33">-Technical Assistance <text:span text:style-name="T28">(R</text:span>emote and on site<text:span text:style-name="T28">)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31">-<text:span text:style-name="T30">Technical</text:span> Writing <text:span text:style-name="T40">and Primary Source Resear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A1" table:number-columns-spanned="3" office:value-type="string">
            <text:p text:style-name="P33">-<text:span text:style-name="T28">In person User Research/User Interviews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31">-Profiling, <text:span text:style-name="T40">T</text:span>est and <text:span text:style-name="T40">Software O</text:span>ptimiz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covered-table-cell/>
          <table:table-cell table:style-name="Table1.A1" table:number-columns-spanned="10" office:value-type="string">
            <text:p text:style-name="P32">Ask me about specific projects! I personally made <text:span text:style-name="T34">several</text:span> from the ground up and transitioned <text:span text:style-name="T33">to us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1" table:number-columns-spanned="1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" office:value-type="string">
            <text:p text:style-name="P38">2015</text:p>
          </table:table-cell>
          <table:table-cell table:style-name="Table1.A1" table:number-columns-spanned="2" office:value-type="string">
            <text:p text:style-name="Standard"><text:span text:style-name="T6">ATHENAHEALTH</text:span><text:span text:style-name="T1"> <text:s/></text:span></text:p>
          </table:table-cell>
          <table:covered-table-cell/>
          <table:table-cell table:style-name="Table1.A1" table:number-columns-spanned="2" office:value-type="string">
            <text:p text:style-name="P15">Software Development Intern</text:p>
          </table:table-cell>
          <table:covered-table-cell/>
          <table:table-cell table:style-name="Table1.A1" table:number-columns-spanned="6" office:value-type="string">
            <text:p text:style-name="P6">Watertown, 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Standard"/>
          </table:table-cell>
          <table:table-cell table:style-name="Table1.A1" table:number-columns-spanned="7" office:value-type="string">
            <text:p text:style-name="P3">Developed framework and tools for code quality analysis using Perl and JavaScrip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25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1" office:value-type="string">
            <text:p text:style-name="P37">2014</text:p>
          </table:table-cell>
          <table:table-cell table:style-name="Table1.A1" table:number-columns-spanned="2" office:value-type="string">
            <text:p text:style-name="P3">MICROSOFT (Skype Calling team) </text:p>
          </table:table-cell>
          <table:covered-table-cell/>
          <table:table-cell table:style-name="Table1.A1" table:number-columns-spanned="6" office:value-type="string">
            <text:p text:style-name="P15">Software Development Intern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Redmond, WA</text:p>
          </table:table-cell>
          <table:covered-table-cell/>
        </table:table-row>
        <table:table-row table:style-name="Table1.27">
          <table:table-cell table:style-name="Table1.A1" office:value-type="string">
            <text:p text:style-name="P20"/>
          </table:table-cell>
          <table:table-cell table:style-name="Table1.A1" table:number-columns-spanned="8" office:value-type="string">
            <text:p text:style-name="P19"><text:span text:style-name="T8">Personally</text:span><text:span text:style-name="T1"> developed an</text:span><text:span text:style-name="T17"> </text:span><text:span text:style-name="T18">experimental web-based Skype client </text:span><text:span text:style-name="T1">using JavaScript, C# and Azure cloud servi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28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1" office:value-type="string">
            <text:p text:style-name="P36">2013</text:p>
          </table:table-cell>
          <table:table-cell table:style-name="Table1.A1" table:number-columns-spanned="2" office:value-type="string">
            <text:p text:style-name="P26"><text:span text:style-name="T6">BARRETT</text:span><text:span text:style-name="T1"> </text:span><text:span text:style-name="T6">TECHNOLOGY</text:span> <text:s/></text:p>
          </table:table-cell>
          <table:covered-table-cell/>
          <table:table-cell table:style-name="Table1.A1" table:number-columns-spanned="3" office:value-type="string">
            <text:p text:style-name="P16">Software Development Intern</text:p>
          </table:table-cell>
          <table:covered-table-cell/>
          <table:covered-table-cell/>
          <table:table-cell table:style-name="Table1.A1" table:number-columns-spanned="5" office:value-type="string">
            <text:p text:style-name="P18">Cambridge, MA</text:p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1" office:value-type="string">
            <text:p text:style-name="P20"/>
          </table:table-cell>
          <table:table-cell table:style-name="Table1.A1" table:number-columns-spanned="8" office:value-type="string">
            <text:p text:style-name="P19"><text:span text:style-name="T1">Developed API and user interface for controlling Barrett Hand 282 (robot hand) called pyHand</text:span><text:span text:style-name="T2">. </text:span><text:span text:style-name="T3">My s</text:span><text:span text:style-name="T2">oftware was shipped with </text:span><text:span text:style-name="T3">the 282 product.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1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1" office:value-type="string">
            <text:p text:style-name="P36">2012</text:p>
          </table:table-cell>
          <table:table-cell table:style-name="Table1.A1" table:number-columns-spanned="2" office:value-type="string">
            <text:p text:style-name="P3"><text:span text:style-name="T29">MITRE CORPORATION</text:span> (CAASD) <text:s/></text:p>
          </table:table-cell>
          <table:covered-table-cell/>
          <table:table-cell table:style-name="Table1.A1" table:number-columns-spanned="6" office:value-type="string">
            <text:p text:style-name="P15">Software Development Inter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>McLean, VA</text:p>
          </table:table-cell>
          <table:covered-table-cell/>
        </table:table-row>
        <table:table-row table:style-name="Table1.33">
          <table:table-cell table:style-name="Table1.A1" office:value-type="string">
            <text:p text:style-name="P20"/>
          </table:table-cell>
          <table:table-cell table:style-name="Table1.A1" table:number-columns-spanned="8" office:value-type="string">
            <text:p text:style-name="P22">Developed several tools for extracting summary statistics from very large amounts of raw flight data. <text:span text:style-name="T35">Also created an a</text:span>utomatic powerpoint creation too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4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1" table:number-columns-spanned="9" office:value-type="string">
            <text:p text:style-name="P12">Publications <text:span text:style-name="T36">and Pate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6">
          <table:table-cell table:style-name="Table1.A1" office:value-type="string">
            <text:p text:style-name="P41">2017</text:p>
          </table:table-cell>
          <table:table-cell table:style-name="Table1.A1" table:number-columns-spanned="8" office:value-type="string">
            <text:p text:style-name="P54">Proceedings of the 2017 ACM Conference on Designing Interactive Sys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7">
          <table:table-cell table:style-name="Table1.A1" office:value-type="string">
            <text:p text:style-name="P20"/>
          </table:table-cell>
          <table:table-cell table:style-name="Table1.A1" table:number-columns-spanned="9" office:value-type="string">
            <text:p text:style-name="Standard"><text:span text:style-name="T24">Co-Authored “</text:span><text:span text:style-name="T26">Effects of color and threshold on user perception of heat maps” - Codesigned experiment </text:span><text:span text:style-name="T27">and research,</text:span><text:span text:style-name="T26"> developed accompanying softwar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8"/>
          </table:table-cell>
        </table:table-row>
        <table:table-row table:style-name="Table1.38">
          <table:table-cell table:style-name="Table1.A1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2">
          <table:table-cell table:style-name="Table1.A1" office:value-type="string">
            <text:p text:style-name="P36">2015</text:p>
          </table:table-cell>
          <table:table-cell table:style-name="Table1.A1" table:number-columns-spanned="9" office:value-type="string">
            <text:p text:style-name="P45"><text:span text:style-name="T15">US </text:span><text:span text:style-name="T14">Patent: </text:span><text:bookmark text:name="title"/><text:span text:style-name="T14">Video Wall System &amp; Method of Making and Using Same, </text:span><text:span text:style-name="T16">US</text:span><text:span text:style-name="T14">20160328202A1 </text:span></text:p>
            <text:p text:style-name="P50"><text:span text:style-name="T4">Issued </text:span><text:span text:style-name="T5">12/25/2018 </text:span><text:span text:style-name="T4">Personally</text:span><text:span text:style-name="T2"> </text:span><text:span text:style-name="T19">conceptualized, wrote, submitted patent </text:span><text:span text:style-name="T20">for unified simultaneous visual presentation of multi-screen data inpu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5"/>
          </table:table-cell>
        </table:table-row>
        <table:table-row table:style-name="Table1.42">
          <table:table-cell table:style-name="Table1.A1" table:number-columns-spanned="11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1">
          <table:table-cell table:style-name="Table1.A1" office:value-type="string">
            <text:p text:style-name="P36">2012</text:p>
          </table:table-cell>
          <table:table-cell table:style-name="Table1.A1" table:number-columns-spanned="6" office:value-type="string">
            <text:p text:style-name="Standard"><text:span text:style-name="T13">7</text:span><text:span text:style-name="T25">th</text:span><text:span text:style-name="T13"> European Conference for Technology Enhanced Learning (ECTEL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58">Saarbruken, Germany</text:p>
          </table:table-cell>
          <table:covered-table-cell/>
          <table:covered-table-cell/>
          <table:covered-table-cell/>
        </table:table-row>
        <table:table-row table:style-name="Table1.42">
          <table:table-cell table:style-name="Table1.A1" office:value-type="string">
            <text:p text:style-name="P20"/>
          </table:table-cell>
          <table:table-cell table:style-name="Table1.A1" table:number-columns-spanned="9" office:value-type="string">
            <text:p text:style-name="P40">Co-Authored “A Collaboration Based Community to Track Idea Diffusion amongst Novice Programmers” - Wrote/Presented in group of four, with underlying <text:span text:style-name="T37">software</text:span> progr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1"/>
          </table:table-cell>
        </table:table-row>
      </table:table>
      <text:p text:style-name="P5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Lucida Sans2" svg:font-family="'Lucida Sans'" style:font-family-generic="swiss"/>
    <style:font-face style:name="Courier New" svg:font-family="'Courier New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/>
    <style:style style:name="Heading_20_2" style:display-name="Heading 2" style:family="paragraph" style:parent-style-name="Heading" style:next-style-name="Text_20_body" style:default-outline-level="2" style:class="text"/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rendan Ritter</dc:title>
    <meta:initial-creator>Arbelle Dolev</meta:initial-creator>
    <meta:creation-date>2016-01-21T17:46:00</meta:creation-date>
    <dc:date>2021-07-15T15:56:33.367000000</dc:date>
    <meta:print-date>2015-12-31T19:59:00</meta:print-date>
    <meta:editing-cycles>39</meta:editing-cycles>
    <meta:editing-duration>PT5H36M51S</meta:editing-duration>
    <meta:generator>LibreOffice/7.1.2.2$Windows_X86_64 LibreOffice_project/8a45595d069ef5570103caea1b71cc9d82b2aae4</meta:generator>
    <meta:document-statistic meta:table-count="1" meta:image-count="0" meta:object-count="0" meta:page-count="2" meta:paragraph-count="66" meta:word-count="404" meta:character-count="2943" meta:non-whitespace-character-count="2589"/>
    <meta:user-defined meta:name="AppVersion">16.0000</meta:user-defined>
    <meta:user-defined meta:name="Company">Cornell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